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10.3313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6.7069in"/>
    </style:style>
    <style:style style:name="Table47.A1" style:family="table-cell">
      <style:table-cell-properties style:vertical-align="middle" fo:padding="0.0194in" fo:border="none"/>
    </style:style>
    <style:style style:name="Table48" style:family="table">
      <style:table-properties style:width="10.3125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7.2021in"/>
    </style:style>
    <style:style style:name="Table48.A1" style:family="table-cell">
      <style:table-cell-properties style:vertical-align="middle" fo:padding="0.0194in" fo:border="none"/>
    </style:style>
    <style:style style:name="Table49" style:family="table">
      <style:table-properties style:width="10.3125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7.4736in"/>
    </style:style>
    <style:style style:name="Table49.A1" style:family="table-cell">
      <style:table-cell-properties style:vertical-align="middle" fo:padding="0.0194in" fo:border="none"/>
    </style:style>
    <style:style style:name="Table50" style:family="table">
      <style:table-properties style:width="10.3125in" table:align="left" style:writing-mode="lr-tb"/>
    </style:style>
    <style:style style:name="Table50.A" style:family="table-column">
      <style:table-column-properties style:column-width="1.0007in"/>
    </style:style>
    <style:style style:name="Table50.B" style:family="table-column">
      <style:table-column-properties style:column-width="9.3118in"/>
    </style:style>
    <style:style style:name="Table50.A1" style:family="table-cell">
      <style:table-cell-properties style:vertical-align="middle" fo:padding="0.0194in" fo:border="none"/>
    </style:style>
    <style:style style:name="Table51" style:family="table">
      <style:table-properties style:width="10.2653in" table:align="left" style:writing-mode="lr-tb"/>
    </style:style>
    <style:style style:name="Table51.A" style:family="table-column">
      <style:table-column-properties style:column-width="1.0007in"/>
    </style:style>
    <style:style style:name="Table51.B" style:family="table-column">
      <style:table-column-properties style:column-width="9.2646in"/>
    </style:style>
    <style:style style:name="Table51.A1" style:family="table-cell">
      <style:table-cell-properties style:vertical-align="middle" fo:padding="0.0194in" fo:border="none"/>
    </style:style>
    <style:style style:name="Table52" style:family="table">
      <style:table-properties style:width="10.2653in" table:align="left" style:writing-mode="lr-tb"/>
    </style:style>
    <style:style style:name="Table52.A" style:family="table-column">
      <style:table-column-properties style:column-width="1.0007in"/>
    </style:style>
    <style:style style:name="Table52.B" style:family="table-column">
      <style:table-column-properties style:column-width="9.2646in"/>
    </style:style>
    <style:style style:name="Table52.A1" style:family="table-cell">
      <style:table-cell-properties style:vertical-align="middle" fo:padding="0.0194in" fo:border="none"/>
    </style:style>
    <style:style style:name="Table53" style:family="table">
      <style:table-properties style:width="10.3125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6.6965in"/>
    </style:style>
    <style:style style:name="Table53.A1" style:family="table-cell">
      <style:table-cell-properties style:vertical-align="middle" fo:padding="0.0194in" fo:border="none"/>
    </style:style>
    <style:style style:name="Table54" style:family="table">
      <style:table-properties style:width="10.3785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6.5715in"/>
    </style:style>
    <style:style style:name="Table54.A1" style:family="table-cell">
      <style:table-cell-properties style:vertical-align="middle" fo:padding="0.0194in" fo:border="none"/>
    </style:style>
    <style:style style:name="Table55" style:family="table">
      <style:table-properties style:width="10.3785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7.8847in"/>
    </style:style>
    <style:style style:name="Table55.A1" style:family="table-cell">
      <style:table-cell-properties style:vertical-align="middle" fo:padding="0.0194in" fo:border="none"/>
    </style:style>
    <style:style style:name="Table56" style:family="table">
      <style:table-properties style:width="10.3785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7.2313in"/>
    </style:style>
    <style:style style:name="Table56.A1" style:family="table-cell">
      <style:table-cell-properties style:vertical-align="middle" fo:padding="0.0194in" fo:border="none"/>
    </style:style>
    <style:style style:name="Table57" style:family="table">
      <style:table-properties style:width="10.3785in" table:align="left" style:writing-mode="lr-tb"/>
    </style:style>
    <style:style style:name="Table57.A" style:family="table-column">
      <style:table-column-properties style:column-width="1.0007in"/>
    </style:style>
    <style:style style:name="Table57.B" style:family="table-column">
      <style:table-column-properties style:column-width="3.6208in"/>
    </style:style>
    <style:style style:name="Table57.C" style:family="table-column">
      <style:table-column-properties style:column-width="5.7569in"/>
    </style:style>
    <style:style style:name="Table57.A1" style:family="table-cell">
      <style:table-cell-properties style:vertical-align="middle" fo:padding="0.0194in" fo:border="none"/>
    </style:style>
    <style:style style:name="Table58" style:family="table">
      <style:table-properties style:width="10.3785in" table:align="left" style:writing-mode="lr-tb"/>
    </style:style>
    <style:style style:name="Table58.A" style:family="table-column">
      <style:table-column-properties style:column-width="1.0007in"/>
    </style:style>
    <style:style style:name="Table58.B" style:family="table-column">
      <style:table-column-properties style:column-width="3.6208in"/>
    </style:style>
    <style:style style:name="Table58.C" style:family="table-column">
      <style:table-column-properties style:column-width="5.7569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text:soft-page-break/>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ext:soft-page-break/>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oft-page-break/><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text:soft-page-break/>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oft-page-break/><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oft-page-break/><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text:span text:style-name="T5">BMM_FORMAL_ELEMENT</text:span>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BMM_MODEL}.boolean_type_de</text:span><text:soft-page-break/><text:span text:style-name="Source_20_Text">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text:span text:style-name="T5">BMM_FEATURE</text:span>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text:span text:style-name="T5">BMM_FEATURE_GROUP</text:span>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text:span text:style-name="T5">BMM_VISIBILITY</text:span>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text:span text:style-name="T5">BMM_INSTANTIABLE_FEATURE</text:span>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soft-page-break/></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ments = Void</text:span></text:p>
            </table:table-cell>
          </table:table-row>
        </table:table>
        <text:h text:style-name="P10" text:outline-level="4"><text:bookmark-start text:name="__RefHeading___Toc40236_1418072056"/><text:bookmark text:name="_bmm_static_class"/>8.6.6. <text:span text:style-name="T5">BMM_STATIC</text:span>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text:span text:style-name="T5">BMM_CONSTANT</text:span>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text:soft-page-break/>8.6.8. <text:span text:style-name="T5">BMM_SINGLETON</text:spa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text:span text:style-name="T5">BMM_PROPERTY</text:span>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pan text:style-name="Source_20_Text">Boolean<text:line-break/>{default = false}</text:span></text:p>
            </table:table-cell>
            <table:table-cell table:style-name="Table55.A1" office:value-type="string">
              <text:p text:style-name="P4">True if this property is marked with info model <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text:span><text:soft-page-break/><text:span text:style-name="Source_20_Text">{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text:span text:style-name="T4">BMM_UNITARY_PROPERTY</text:span>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text:soft-page-break/>8.6.11. <text:span text:style-name="T4">BMM_CONTAINER_PROPERTY</text:span>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8.6.12. <text:span text:style-name="T4">BMM_INDEXED_CONTAINER_PROPERTY</text:span>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text:span><text:soft-page-break/><text:span text:style-name="Strong_20_Emphasis">(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text:span><text:soft-page-break/><text:span text:style-name="Source_20_Text">N</text:span></text:a><text:span text:style-name="Source_20_Text">&gt;</text:span></text:p>
            </table:table-cell>
            <table:table-cell table:style-name="Table59.A1" office:value-type="string">
              <text:p text:style-name="P4">Boolean conditions that will evaluate to True if the routine executed correctly, May be used to generate <text:soft-page-break/>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text:soft-page-break/>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ext:soft-page-break/>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text:soft-page-break/>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text:span><text:soft-page-break/><text:span text:style-name="Source_20_Text">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text:soft-page-break/>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text:soft-page-break/>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ext:soft-page-break/>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ext:soft-page-break/>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text:soft-page-break/>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text:span><text:soft-page-break/><text:span text:style-name="T2">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text:soft-page-break/>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ext:soft-page-break/>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text:soft-page-break/>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text:soft-page-break/>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text:soft-page-break/>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text:soft-page-break/>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text:soft-page-break/>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text:soft-page-break/>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oft-page-break/><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text:soft-page-break/>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A class feature is defined as one that is:</text:p>
        <text:list text:style-name="L39">
          <text:list-item>
            <text:p text:style-name="P67">a constant;</text:p>
          </text:list-item>
          <text:list-item>
            <text:p text:style-name="P67"><text:soft-page-break/>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text:soft-page-break/>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text:span><text:soft-page-break/><text:span text:style-name="T2">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ext:span><text:soft-page-break/><text:span text:style-name="T2">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oft-page-break/><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oft-page-break/><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text:soft-page-break/></text:p>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text:soft-page-break/>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oft-page-break/><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ext:span><text:soft-page-break/><text:span text:style-name="T2">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oft-page-break/><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ext:soft-page-break/>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i.e. leaves) within operator expressions or tuples.</text:p>
            </table:table-cell>
          </table:table-row>
          <text:soft-page-break/>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ext:soft-page-break/>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Type, directly from the name of the reference, e.g. <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soft-page-break/></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ext:soft-page-break/>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ext:soft-page-break/>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p>
            </table:table-cell>
            <table:table-cell table:style-name="Table93.A1" office:value-type="string">
              <text:p text:style-name="Body_20_Text.tableblock"><text:span text:style-name="Strong_20_Emphasis">scoper</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ext:soft-page-break/>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ext:soft-page-break/>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text:soft-page-break/>'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ext:soft-page-break/>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text:span><text:soft-page-break/><text:span text:style-name="Source_20_Text">{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ext:soft-page-break/>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soft-pag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text:soft-page-break/>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text:soft-page-break/>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xt:span><text:soft-page-break/><text:span text:style-name="Source_20_Text">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soft-page-break/></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RESSION</text:span></text:a><text:span text:style-name="Source_20_Text">&gt;</text:span></text:p>
            </table:table-cell>
            <table:table-cell table:style-name="Table107.A1" office:value-type="string">
              <text:p text:style-name="P4">Members of the chain, equivalent to branches in an if/then/else chain and cases in a case 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text:soft-page-break/>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ext:soft-page-break/>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ext:soft-page-break/>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ext:soft-page-break/>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ext:soft-page-break/>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ext:soft-page-break/>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p>
            </table:table-cell>
            <table:table-cell table:style-name="Table117.A1" office:value-type="string">
              <text:p text:style-name="P4"><text:span text:style-name="Emphasis">Inv_boolean_expre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text:span><text:soft-page-break/><text:span text:style-name="T2">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text:soft-page-break/>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oft-page-break/><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text:soft-page-break/><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text:soft-page-break/></text:p>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oft-page-break/><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oft-page-break/><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text:soft-page-break/>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ext:soft-page-break/>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text:soft-page-break/>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text:soft-page-break/>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ext:soft-page-break/>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text:soft-page-break/>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text:soft-page-break/>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text:span><text:soft-page-break/><text:span text:style-name="T2">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23T18:00:49.705014691</dc:date>
    <meta:editing-duration>PT18H58M9S</meta:editing-duration>
    <meta:editing-cycles>35</meta:editing-cycles>
    <meta:document-statistic meta:table-count="127" meta:image-count="54" meta:object-count="0" meta:page-count="230" meta:paragraph-count="3966" meta:word-count="28140" meta:character-count="200340" meta:non-whitespace-character-count="172951"/>
    <meta:user-defined meta:name="viewport">width=device-width, initial-scale=1.0</meta:user-defined>
  </office:meta>
</office:document-meta>
</file>